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ningSample.RunningSample( RunningSamp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ningSample.getErrorPercentag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ningSample.getElap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ningSample.get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nningSample.addSample( RunningSample 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unningSample.getRate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unningSampl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ningSample.RunningSample( String label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ningSample.getErrorPercent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ningSample.Running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ningSamp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nningSample.getRatePerM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nningSampl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ningSample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ningSample.get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ningSample.getAver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ningSample.getNumSamp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ningSample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ningSample.get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ningSample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ningSample.addSample( SampleResult 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